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fi" fo:country="FI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fi" fo:country="FI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language="fi" fo:country="FI"/>
    </style:style>
    <style:style style:name="P5" style:family="paragraph" style:parent-style-name="Standard">
      <style:text-properties fo:language="fi" fo:country="FI" fo:font-weight="bold" style:font-weight-asian="bold" style:font-weight-complex="bold"/>
    </style:style>
    <style:style style:name="P6" style:family="paragraph" style:parent-style-name="Standard" style:master-page-name="MP0">
      <style:paragraph-properties style:page-number="auto" fo:break-before="page"/>
    </style:style>
    <style:style style:name="P7" style:family="paragraph" style:parent-style-name="Standard">
      <style:text-properties fo:language="fi" fo:country="FI"/>
    </style:style>
    <style:style style:name="P8" style:family="paragraph" style:parent-style-name="Standard">
      <style:text-properties fo:language="fi" fo:country="FI" officeooo:paragraph-rsid="0004dcc0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language="fi" fo:country="FI" fo:font-weight="bold" style:font-size-asian="18pt" style:font-weight-asian="bold" style:font-size-complex="18pt" style:font-weight-complex="bold"/>
    </style:style>
    <style:style style:name="T3" style:family="text">
      <style:text-properties fo:font-size="14pt" fo:language="fi" fo:country="FI" fo:font-weight="bold" style:font-size-asian="14pt" style:font-weight-asian="bold" style:font-size-complex="14pt" style:font-weight-complex="bold"/>
    </style:style>
    <style:style style:name="T4" style:family="text">
      <style:text-properties officeooo:rsid="0003a4c6"/>
    </style:style>
    <style:style style:name="T5" style:family="text">
      <style:text-properties officeooo:rsid="0004dc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Kappaleen_20_oletusfontti"><text:span text:style-name="T1"><text:tab/><text:tab/><text:tab/><text:tab/><text:tab/><text:tab/><text:tab/> <text:s text:c="8"/></text:span></text:span><text:span text:style-name="Kappaleen_20_oletusfontti"><text:span text:style-name="T2">Tuntikirjanpito</text:span></text:span></text:p>
      <text:p text:style-name="P1"/>
      <text:p text:style-name="Standard"><text:span text:style-name="Kappaleen_20_oletusfontti"><text:span text:style-name="T3">Ryhmän nimi: Wycliffe</text:span></text:span></text:p>
      <text:p text:style-name="P2"/>
      <text:p text:style-name="P5">JOHANNA TUHKANEN, 013975847</text:p>
      <text:p text:style-name="P4">2 h, suunnittelu</text:p>
      <text:p text:style-name="P4">1 h, tietokantakaavion tekeminen</text:p>
      <text:p text:style-name="P4">2 h, Githubin käyttöönotto</text:p>
      <text:p text:style-name="P4"/>
      <text:p text:style-name="P5">MIKKO VIRTALA, 014417951</text:p>
      <text:p text:style-name="P4">2 h, suunnittelu</text:p>
      <text:p text:style-name="P4">1 h, käyttötapauskaavion tekeminen</text:p>
      <text:p text:style-name="P4">1 h, käyttötapauskaavion parantelu</text:p>
      <text:p text:style-name="P4">1 h, githubin käyttöönotto,</text:p>
      <text:p text:style-name="P8"><text:span text:style-name="T5">3 h, kehitys</text:span></text:p>
      <text:p text:style-name="P8"><text:span text:style-name="T5">4 h, kehitys</text:span></text:p>
      <text:p text:style-name="P8"><text:span text:style-name="T5">3 h, kehitys</text:span></text:p>
      <text:p text:style-name="P2"/>
      <text:p text:style-name="P5">ESSI SAARIO, 014245411</text:p>
      <text:p text:style-name="P4">2 h, suunnittelu</text:p>
      <text:p text:style-name="P4">1 h, create table – käskyjen luominen</text:p>
      <text:p text:style-name="P4">1 h, Githubin käyttöönotto</text:p>
      <text:p text:style-name="P4"/>
      <text:p text:style-name="P5">JUHO <text:span text:style-name="T4">LIPPONEN, 014612332</text:span></text:p>
      <text:p text:style-name="P4">2 h, suunnittelu</text:p>
      <text:p text:style-name="P4">1 h, <text:span text:style-name="T4">käsitekaavion tekeminen</text:span></text:p>
      <text:p text:style-name="Standard">1 h, githubin käyttöönotto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GB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ali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 fo:hyphenation-ladder-count="no-limit"/>
      <style:text-properties fo:hyphenate="false"/>
    </style:style>
    <style:style style:name="Luettelo" style:family="paragraph" style:parent-style-name="Text_20_body">
      <style:paragraph-properties fo:hyphenation-ladder-count="no-limit"/>
      <style:text-properties fo:hyphenate="false"/>
    </style:style>
    <style:style style:name="Kuvaotsikko" style:family="paragraph" style:parent-style-name="Standard">
      <style:paragraph-properties loext:contextual-spacing="false"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Kappaleen_20_oletusfontti" style:display-name="Kappaleen oletusfontti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8f22d5-270d05a-e2abed1-ea17a85-9b5702</meta:generator>
    <meta:creation-date>2017-06-05T15:23:00Z</meta:creation-date>
    <dc:date>2017-06-18T23:18:35.72</dc:date>
    <meta:editing-cycles>4</meta:editing-cycles>
    <meta:editing-duration>PT7M23S</meta:editing-duration>
    <meta:document-statistic meta:table-count="0" meta:image-count="0" meta:object-count="0" meta:page-count="1" meta:paragraph-count="22" meta:word-count="75" meta:character-count="519" meta:non-whitespace-character-count="500"/>
    <meta:template xlink:type="simple" xlink:actuate="onRequest" xlink:title="" xlink:href="Normal"/>
  </office:meta>
</office:document-meta>
</file>